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D000002D0FC4FA23D.png"/>
  <manifest:file-entry manifest:media-type="image/png" manifest:full-path="Pictures/1000000000000020000002D06D06AB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P4"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P5"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6"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7"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8" style:family="paragraph" style:parent-style-name="Footer">
      <style:paragraph-properties fo:text-align="justify" style:justify-single-word="false"/>
      <style:text-properties style:font-name="CG Times (W1)" fo:font-size="11pt" style:font-size-asian="11pt"/>
    </style:style>
    <style:style style:name="P9" style:family="paragraph" style:parent-style-name="Footer">
      <style:text-properties fo:font-size="8pt" style:font-size-asian="8pt"/>
    </style:style>
    <style:style style:name="P10"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11" style:family="paragraph" style:parent-style-name="Standard">
      <style:paragraph-properties fo:margin-left="0.409cm" fo:margin-right="0cm" fo:text-indent="0cm" style:auto-text-indent="false"/>
    </style:style>
    <style:style style:name="P12"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P13"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P14"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P15"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P16"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17" style:family="paragraph" style:parent-style-name="Standard">
      <style:paragraph-properties>
        <style:tab-stops>
          <style:tab-stop style:position="9.5cm"/>
        </style:tab-stops>
      </style:paragraph-properties>
      <style:text-properties style:font-name="Gill Sans MT_CCJU" fo:font-size="11pt" style:font-size-asian="11pt"/>
    </style:style>
    <style:style style:name="P18" style:family="paragraph" style:parent-style-name="Standard">
      <style:paragraph-properties>
        <style:tab-stops>
          <style:tab-stop style:position="9.5cm"/>
        </style:tab-stops>
      </style:paragraph-properties>
      <style:text-properties style:font-name="Gill Sans MT_CCJU" fo:font-size="11pt" fo:font-weight="normal" style:font-size-asian="11pt" style:font-weight-asian="normal" style:font-size-complex="11pt" style:font-weight-complex="normal"/>
    </style:style>
    <style:style style:name="P19" style:family="paragraph" style:parent-style-name="Standard">
      <style:paragraph-properties>
        <style:tab-stops>
          <style:tab-stop style:position="9.5cm"/>
        </style:tab-stops>
      </style:paragraph-properties>
      <style:text-properties style:font-name="Gill Sans MT_CCJU" fo:font-size="11pt" fo:font-weight="normal" style:font-size-asian="11pt"/>
    </style:style>
    <style:style style:name="P20" style:family="paragraph" style:parent-style-name="Standard">
      <style:paragraph-properties fo:text-align="justify" style:justify-single-word="false" fo:break-before="auto" fo:break-after="auto"/>
      <style:text-properties style:font-name="Gill Sans MT_CCJU" fo:font-size="12pt" fo:font-weight="bold" style:font-size-asian="12pt" style:font-weight-asian="bold"/>
    </style:style>
    <style:style style:name="P21" style:family="paragraph" style:parent-style-name="Standard">
      <style:paragraph-properties fo:text-align="justify" style:justify-single-word="false"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22" style:family="paragraph" style:parent-style-name="Standard">
      <style:paragraph-properties fo:text-align="justify" style:justify-single-word="false" fo:break-before="page">
        <style:tab-stops>
          <style:tab-stop style:position="6.251cm"/>
          <style:tab-stop style:position="10.001cm"/>
          <style:tab-stop style:position="12.502cm"/>
        </style:tab-stops>
      </style:paragraph-properties>
      <style:text-properties style:font-name="Gill Sans MT_CCJU" fo:font-size="11pt" style:font-size-asian="11pt"/>
    </style:style>
    <style:style style:name="P23" style:family="paragraph" style:parent-style-name="Text_20_body">
      <style:text-properties style:font-name="Gill Sans MT_CCJU" fo:font-size="11pt" style:font-size-asian="11pt"/>
    </style:style>
    <style:style style:name="P24"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25" style:family="paragraph" style:parent-style-name="Standard" style:master-page-name="First_20_Page">
      <style:paragraph-properties style:page-number="auto">
        <style:tab-stops>
          <style:tab-stop style:position="9.5cm"/>
        </style:tab-stops>
      </style:paragraph-properties>
      <style:text-properties style:font-name="Gill Sans MT_CCJU" fo:font-size="11pt" style:font-size-asian="11pt"/>
    </style:style>
    <style:style style:name="T1" style:family="text">
      <style:text-properties style:font-name="Gill Sans MT_CCJU" fo:font-size="8pt" style:font-size-asian="8pt" style:font-size-complex="8pt"/>
    </style:style>
    <style:style style:name="T2" style:family="text">
      <style:text-properties style:font-name="Wingdings 2" fo:font-size="8pt" style:font-size-asian="8pt" style:font-size-complex="8pt"/>
    </style:style>
    <style:style style:name="T3" style:family="text">
      <style:text-properties style:font-name="Gill Sans MT" fo:font-size="8pt" style:font-size-asian="8pt" style:font-size-complex="8pt"/>
    </style:style>
    <style:style style:name="T4" style:family="text">
      <style:text-properties fo:font-weight="normal"/>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T4">remLineWhenBlank(empty_line)=%</text:span></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7">%=<text:span text:style-name="T4">remLineWhenBlank(empty_line)=%</text:span>%#include AM_HEADER#%</text:p>
      <text:p text:style-name="P18"/>
      <text:p text:style-name="P20">Décision d’attribution d'une contribution de l'Etat à la réduction des primes dans l'assurance‑maladie pour l'année %=RELATIV1=%</text:p>
      <text:p text:style-name="P21"/>
      <text:p text:style-name="P16"/>
      <text:p text:style-name="P16">%=TITRE=%,</text:p>
      <text:p text:style-name="P16"/>
      <text:p text:style-name="P16">Etant donnée que vous êtes au bénéfice de la réduction de votre(vos) prime(s) de l'assurance-maladie des soins obligatoire jusqu'au 31 décembre de cette année en tant que bénéficiaire(s) de l'aide sociale, nous avons le plaisir de vous annoncer que nous pouvons vous allouer au maximum la(les) contribution(s) suivante(s), correspondant au montant de la prime moyenne %=RELATIV1=% de tous les assureurs reconnus dans le canton du Jura :</text:p>
      <text:p text:style-name="P16">%#include AM_SUBSIDES4#%</text:p>
      <text:p text:style-name="P16"/>
      <text:p text:style-name="P16">%#include AM_INFO4#%</text:p>
      <text:p text:style-name="P16">%#include AM_SIGNATURES#%</text:p>
      <text:p text:style-name="P22"/>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MP5" style:family="paragraph" style:parent-style-name="Standard">
      <style:paragraph-properties fo:margin-left="0.409cm" fo:margin-right="0cm" fo:text-indent="0cm" style:auto-text-indent="false"/>
    </style:style>
    <style:style style:name="MP6"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MP7"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MP8"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MP9"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MP10"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MP11"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12"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13"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14" style:family="paragraph" style:parent-style-name="Footer">
      <style:paragraph-properties fo:text-align="justify" style:justify-single-word="false"/>
      <style:text-properties style:font-name="CG Times (W1)" fo:font-size="11pt" style:font-size-asian="11pt"/>
    </style:style>
    <style:style style:name="MP15" style:family="paragraph" style:parent-style-name="Footer">
      <style:text-properties fo:font-size="8pt" style:font-size-asian="8pt"/>
    </style:style>
    <style:style style:name="MT1" style:family="text">
      <style:text-properties style:font-name="Gill Sans MT_CCJU" fo:font-size="8pt" style:font-size-asian="8pt" style:font-size-complex="8pt"/>
    </style:style>
    <style:style style:name="MT2" style:family="text">
      <style:text-properties style:font-name="Wingdings 2" fo:font-size="8pt" style:font-size-asian="8pt" style:font-size-complex="8pt"/>
    </style:style>
    <style:style style:name="MT3" style:family="text">
      <style:text-properties style:font-name="Gill Sans MT" fo:font-size="8pt" style:font-size-asian="8pt" style:font-size-complex="8pt"/>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099cm" fo:margin-left="0cm" fo:margin-right="0cm" fo:margin-top="0cm" style:dynamic-spacing="tru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MP2"/>
        <text:p text:style-name="MP1">Obligation de renseigner</text:p>
        <text:p text:style-name="MP2"/>
        <text:p text:style-name="MP2">Nous vous rendons attentif au fait que toute suppression d'aide est à annoncer immédiatement à la Caisse de compensation du canton du Jura.</text:p>
      </style:footer>
    </style:master-page>
    <style:master-page style:name="First_20_Page" style:display-name="First Page" style:page-layout-name="Mpm2" style:next-style-name="Standard">
      <style:header>
        <text:p text:style-name="MP3"><draw:frame draw:style-name="Mfr1" draw:name="Cadre1" text:anchor-type="char" svg:x="9.072cm" svg:y="1.323cm" svg:width="7.892cm" svg:height="2.822cm" draw:z-index="0"><draw:text-box><text:p text:style-name="MP4">Caisse de compensation du canton du Jura</text:p><text:p text:style-name="MP5"><text:span text:style-name="MT1">Rue Bel-Air 3 </text:span><text:span text:style-name="MT2"></text:span><text:span text:style-name="MT3"> </text:span><text:span text:style-name="MT1">CH-2350 Saignelégier</text:span></text:p><text:p text:style-name="MP5"><text:span text:style-name="MT1">Tél. 032 952 11 11 </text:span><text:span text:style-name="MT2"></text:span><text:span text:style-name="MT1"> Fax 032 952 11 01 </text:span><text:span text:style-name="MT2"></text:span><text:span text:style-name="MT1"> prestations@ccju.ch</text:span></text:p><text:p text:style-name="MP4"/><text:p text:style-name="MP6">Heures d'ouverture :</text:p><text:p text:style-name="MP7">Lundi au jeudi<text:tab/>de 8:15 à 11:45 et de 13:30 à 17:00</text:p><text:p text:style-name="MP7">Vendredi<text:tab/>de 8:15 à 11:45 et de 13:30 à 16:30</text:p><text:p text:style-name="MP8"/></draw:text-box></draw:frame><draw:frame draw:style-name="Mfr2" draw:name="Image2" text:anchor-type="char" svg:x="-1.568cm" svg:y="0cm" svg:width="5.265cm" svg:height="6.085cm" draw:z-index="1"><draw:image xlink:href="Pictures/100000000000026D000002D0FC4FA23D.png" xlink:type="simple" xlink:show="embed" xlink:actuate="onLoad"/></draw:frame><text:tab/><draw:frame draw:style-name="Mfr2" draw:name="Image3" text:anchor-type="char" svg:x="17.037cm" svg:y="0cm" svg:width="0.265cm" svg:height="6.085cm" draw:z-index="2"><draw:image xlink:href="Pictures/1000000000000020000002D06D06ABFC.png" xlink:type="simple" xlink:show="embed" xlink:actuate="onLoad"/></draw:frame></text:p>
      </style:header>
      <style:footer>
        <text:p text:style-name="MP9">VOIES DE DROIT AU VERSO</text:p>
        <text:p text:style-name="MP10">decmasm</text:p>
      </style:footer>
    </style:master-page>
    <style:master-page style:name="Conversion_20_1" style:display-name="Conversion 1" style:page-layout-name="Mpm3" style:next-style-name="Conversion_20_suivante_20_1">
      <style:header>
        <text:p text:style-name="MP3"/>
      </style:header>
      <style:footer>
        <text:p text:style-name="MP11">VOIES DE DROIT</text:p>
        <text:p text:style-name="MP12"/>
        <text:p text:style-name="MP1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13">VOIES DE DROIT</text:p>
        <text:p text:style-name="MP14"/>
        <text:p text:style-name="MP14">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15">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creator>Didier Hintzy</dc:creator>
    <dc:date>2012-05-10T14:28:34.20</dc:date>
    <meta:print-date>2003-09-10T06:53:00</meta:print-date>
    <meta:editing-cycles>118</meta:editing-cycles>
    <meta:editing-duration>PT7H16M57S</meta:editing-duration>
    <meta:document-statistic meta:table-count="0" meta:image-count="2" meta:object-count="0" meta:page-count="2" meta:paragraph-count="36" meta:word-count="328" meta:character-count="2360"/>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